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3228in"/>
    </style:style>
    <style:style style:name="co5" style:family="table-column">
      <style:table-column-properties fo:break-before="auto" style:column-width="0.317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4618in"/>
    </style:style>
    <style:style style:name="co9" style:family="table-column">
      <style:table-column-properties fo:break-before="auto" style:column-width="0.3118in"/>
    </style:style>
    <style:style style:name="co10" style:family="table-column">
      <style:table-column-properties fo:break-before="auto" style:column-width="0.2728in"/>
    </style:style>
    <style:style style:name="co11" style:family="table-column">
      <style:table-column-properties fo:break-before="auto" style:column-width="0.2618in"/>
    </style:style>
    <style:style style:name="co12" style:family="table-column">
      <style:table-column-properties fo:break-before="auto" style:column-width="0.3063in"/>
    </style:style>
    <style:style style:name="co13" style:family="table-column">
      <style:table-column-properties fo:break-before="auto" style:column-width="0.9689in"/>
    </style:style>
    <style:style style:name="co14" style:family="table-column">
      <style:table-column-properties fo:break-before="auto" style:column-width="0.9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19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6"/>
          <table:table-cell office:value-type="string" calcext:value-type="string">
            <text:p>\decode</text:p>
          </table:table-cell>
          <table:table-cell/>
          <table:table-cell office:value-type="string" calcext:value-type="string">
            <text:p>\decodeSkip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4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fetch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th &amp; zs &amp; zf</text:p>
          </table:table-cell>
          <table:table-cell table:number-columns-repeated="4"/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skip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th &amp; !zs &amp; zd</text:p>
          </table:table-cell>
          <table:table-cell table:number-columns-repeated="4"/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kip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th &amp; zs &amp; !zd</text:p>
          </table:table-cell>
          <table:table-cell table:number-columns-repeated="4"/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skip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th &amp; !zs &amp; !zd</text:p>
          </table:table-cell>
          <table:table-cell table:number-columns-repeated="4"/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fetch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mm &amp; zd</text:p>
          </table:table-cell>
          <table:table-cell table:number-columns-repeated="4"/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skip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mm &amp; !zd</text:p>
          </table:table-cell>
          <table:table-cell table:number-columns-repeated="4"/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skip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Jump &amp; jop == 0</text:p>
          </table:table-cell>
          <table:table-cell table:number-columns-repeated="4"/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skip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Jump &amp; jop == 1</text:p>
          </table:table-cell>
          <table:table-cell table:number-columns-repeated="4"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skip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Jump &amp; jop == 2</text:p>
          </table:table-cell>
          <table:table-cell table:number-columns-repeated="4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Jump &amp; jop == 3</text:p>
          </table:table-cell>
          <table:table-cell table:number-columns-repeated="4"/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fetch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Jump &amp; jop == 4</text:p>
          </table:table-cell>
          <table:table-cell table:number-columns-repeated="4"/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skip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Jump &amp; jop == 5</text:p>
          </table:table-cell>
          <table:table-cell table:number-columns-repeated="4"/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skip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Jump &amp; jop == 6</text:p>
          </table:table-cell>
          <table:table-cell table:number-columns-repeated="4"/>
          <table:table-cell office:value-type="string" calcext:value-type="string">
            <text:p>rjump</text:p>
          </table:table-cell>
          <table:table-cell/>
          <table:table-cell office:value-type="string" calcext:value-type="string">
            <text:p>skip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Jump &amp; jop == 7</text:p>
          </table:table-cell>
          <table:table-cell table:number-columns-repeated="4"/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skip1</text:p>
          </table:table-cell>
          <table:table-cell table:number-columns-repeated="12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IR[7:5] == 111 ? IR[3:2] : IR[6:5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IR[7:5] == 111 ? <text:s/>!IR[4] | IR[3:2] : !IR[7] | IR[6:5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IR[7:5] == 111 ? !IR[4] &amp; IR[2] : !IR[7] &amp; IR[5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IR[3:2]}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IR[1:0]}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prevK ? 0011 : {00,IR[1:0}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\kD2</text:p>
          </table:table-cell>
          <table:table-cell office:value-type="string" calcext:value-type="string">
            <text:p>useK ? 0011 : {00,IR[1:0}</text:p>
          </table:table-cell>
          <table:table-cell table:number-columns-repeated="19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reset</text:p>
          </table:table-cell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L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PH,PL = 0</text:p>
          </table:table-cell>
        </table:table-row>
        <table:table-row table:style-name="ro1">
          <table:table-cell office:value-type="string" calcext:value-type="string">
            <text:p>resetb</text:p>
          </table:table-cell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H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 | !tr : fetch : skipf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D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8">00/00/0000</text:date>, <text:time style:data-style-name="N2" text:time-value="10:07:57.178270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2:17:43.911011529</meta:creation-date>
    <dc:date>2023-12-28T19:59:42.772921816</dc:date>
    <meta:editing-duration>PT12H39M1S</meta:editing-duration>
    <meta:editing-cycles>34</meta:editing-cycles>
    <meta:generator>LibreOffice/7.0.4.2$Linux_X86_64 LibreOffice_project/00$Build-2</meta:generator>
    <meta:document-statistic meta:table-count="1" meta:cell-count="356" meta:object-count="0"/>
  </office:meta>
</office:document-meta>
</file>